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37d77"/>
    </style:style>
    <style:style style:name="P4" style:family="paragraph" style:parent-style-name="Standard">
      <style:paragraph-properties fo:text-align="start" style:justify-single-word="false"/>
      <style:text-properties officeooo:paragraph-rsid="00159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cedures</text:p>
      <text:p text:style-name="P1"/>
      <text:p text:style-name="P2">2-</text:p>
      <text:p text:style-name="P2"/>
      <text:p text:style-name="P2"><text:tab/>1- G</text:p>
      <text:p text:style-name="P2"><text:tab/>2- E</text:p>
      <text:p text:style-name="P2"><text:tab/>3- B</text:p>
      <text:p text:style-name="P2"><text:tab/>4- F</text:p>
      <text:p text:style-name="P2"><text:tab/>5- D</text:p>
      <text:p text:style-name="P2"><text:tab/>6- A</text:p>
      <text:p text:style-name="P2"><text:tab/>7- H</text:p>
      <text:p text:style-name="P2"><text:tab/>8- C</text:p>
      <text:p text:style-name="P2"/>
      <text:p text:style-name="P2">3- </text:p>
      <text:p text:style-name="P4">4-<text:tab/></text:p>
      <text:p text:style-name="P4"><text:tab/>1- Glass</text:p>
      <text:p text:style-name="P2"><text:tab/>2- plants</text:p>
      <text:p text:style-name="P2"><text:tab/>3- Electrical goods</text:p>
      <text:p text:style-name="P4"><text:tab/>4- Fruit, food</text:p>
      <text:p text:style-name="P4"><text:tab/>5- food, bottles of liquid</text:p>
      <text:p text:style-name="P3">5- <text:s/></text:p>
      <text:p text:style-name="P3"><text:tab/>1- needs to be handled. must not be droped or thrown</text:p>
      <text:p text:style-name="P3"><text:tab/>2- needs to be carried. must not be turned</text:p>
      <text:p text:style-name="P3"><text:tab/>3- should be kept. has to be protected</text:p>
      <text:p text:style-name="P3"><text:tab/>4- should be delivered. must not be left</text:p>
      <text:p text:style-name="P3"><text:tab/>5- has to be frozen. must not be left</text:p>
      <text:p text:style-name="P3">6- <text:line-break/><text:tab/>1- You need to handle this item carefully, you must not drop it or throw it</text:p>
      <text:p text:style-name="P3"><text:tab/>2- You need to carry this item this way up, you must not turn it upside down</text:p>
      <text:p text:style-name="P3"><text:tab/>3- You should keep this item inside the warehouse, you must protect it from the rain</text:p>
      <text:p text:style-name="P3"><text:tab/>4- You should deliver as soon as possible, you must not leave it for more than three days</text:p>
      <text:p text:style-name="P3"><text:tab/>5- You have to freeze this box, you must not leave it outside the freez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8:12:47.544287183</meta:creation-date>
    <dc:date>2021-10-19T19:01:11.039320552</dc:date>
    <meta:editing-duration>PT38M13S</meta:editing-duration>
    <meta:editing-cycles>7</meta:editing-cycles>
    <meta:generator>LibreOffice/7.2.1.2$Linux_X86_64 LibreOffice_project/2c9f9a7aa7c967a1b7ec3448959cff87b32f6580</meta:generator>
    <meta:document-statistic meta:table-count="0" meta:image-count="0" meta:object-count="0" meta:page-count="1" meta:paragraph-count="28" meta:word-count="164" meta:character-count="763" meta:non-whitespace-character-count="599"/>
  </office:meta>
</office:document-meta>
</file>